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8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ext-properties style:font-name="Ubuntu Light" fo:font-size="13pt" style:font-size-asian="13pt" style:font-size-complex="13pt"/>
    </style:style>
    <style:style style:name="ce5" style:family="table-cell" style:parent-style-name="Default">
      <style:text-properties fo:color="#9900ff" style:font-name="Ubuntu Light" fo:font-size="13pt" style:font-size-asian="13pt" style:font-size-complex="13pt"/>
    </style:style>
    <style:style style:name="ce6" style:family="table-cell" style:parent-style-name="Default">
      <style:text-properties fo:color="#ff0000" style:font-name="Ubuntu Light" fo:font-size="13pt" style:font-size-asian="13pt" style:font-size-complex="13pt"/>
    </style:style>
    <style:style style:name="ce7" style:family="table-cell" style:parent-style-name="Default">
      <style:text-properties style:font-name="Ubuntu Light" fo:font-size="13pt" style:font-name-asian="Droid Sans Fallback" style:font-size-asian="13pt" style:font-name-complex="FreeSans" style:font-size-complex="13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9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1013" table:default-cell-style-name="ce4"/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lt1</text:p>
          </table:table-cell>
          <table:table-cell table:style-name="ce3" office:value-type="string" calcext:value-type="string">
            <text:p>length1</text:p>
          </table:table-cell>
          <table:table-cell table:style-name="ce3" office:value-type="string" calcext:value-type="string">
            <text:p>counts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length2</text:p>
          </table:table-cell>
          <table:table-cell table:style-name="ce3" office:value-type="string" calcext:value-type="string">
            <text:p>counts2</text:p>
          </table:table-cell>
          <table:table-cell table:style-name="ce3" office:value-type="string" calcext:value-type="string">
            <text:p>alt3</text:p>
          </table:table-cell>
          <table:table-cell table:style-name="ce3" office:value-type="string" calcext:value-type="string">
            <text:p>length3</text:p>
          </table:table-cell>
          <table:table-cell table:style-name="ce3" office:value-type="string" calcext:value-type="string">
            <text:p>counts3</text:p>
          </table:table-cell>
          <table:table-cell table:style-name="ce3" office:value-type="string" calcext:value-type="string">
            <text:p>alt4</text:p>
          </table:table-cell>
          <table:table-cell table:style-name="ce3" office:value-type="string" calcext:value-type="string">
            <text:p>length4</text:p>
          </table:table-cell>
          <table:table-cell table:style-name="ce3" office:value-type="string" calcext:value-type="string">
            <text:p>counts4</text:p>
          </table:table-cell>
          <table:table-cell table:style-name="ce3" office:value-type="string" calcext:value-type="string">
            <text:p>alt5</text:p>
          </table:table-cell>
          <table:table-cell table:style-name="ce3" office:value-type="string" calcext:value-type="string">
            <text:p>length5</text:p>
          </table:table-cell>
          <table:table-cell table:style-name="ce3" office:value-type="string" calcext:value-type="string">
            <text:p>counts5</text:p>
          </table:table-cell>
          <table:table-cell table:style-name="ce3" office:value-type="string" calcext:value-type="string">
            <text:p>alt6</text:p>
          </table:table-cell>
          <table:table-cell table:style-name="ce3" office:value-type="string" calcext:value-type="string">
            <text:p>length6</text:p>
          </table:table-cell>
          <table:table-cell table:style-name="ce3" office:value-type="string" calcext:value-type="string">
            <text:p>counts6</text:p>
          </table:table-cell>
          <table:table-cell table:style-name="ce8" office:value-type="string" calcext:value-type="string">
            <text:p>alt7</text:p>
          </table:table-cell>
          <table:table-cell table:style-name="ce3" office:value-type="string" calcext:value-type="string">
            <text:p>length7</text:p>
          </table:table-cell>
          <table:table-cell table:style-name="ce3" office:value-type="string" calcext:value-type="string">
            <text:p>counts7</text:p>
          </table:table-cell>
          <table:table-cell table:style-name="ce3" office:value-type="string" calcext:value-type="string">
            <text:p>alt8</text:p>
          </table:table-cell>
          <table:table-cell table:style-name="ce3" office:value-type="string" calcext:value-type="string">
            <text:p>length8</text:p>
          </table:table-cell>
          <table:table-cell table:style-name="ce3" office:value-type="string" calcext:value-type="string">
            <text:p>counts8</text:p>
          </table:table-cell>
          <table:table-cell table:style-name="ce3" office:value-type="string" calcext:value-type="string">
            <text:p>alt9</text:p>
          </table:table-cell>
          <table:table-cell table:style-name="ce3" office:value-type="string" calcext:value-type="string">
            <text:p>length9</text:p>
          </table:table-cell>
          <table:table-cell table:style-name="ce3" office:value-type="string" calcext:value-type="string">
            <text:p>counts9</text:p>
          </table:table-cell>
          <table:table-cell table:style-name="ce3"/>
          <table:table-cell table:style-name="ce3" office:value-type="string" calcext:value-type="string">
            <text:p>average_length</text:p>
          </table:table-cell>
          <table:table-cell office:value-type="string" calcext:value-type="string">
            <text:p>std_length</text:p>
          </table:table-cell>
          <table:table-cell table:style-name="ce3" office:value-type="string" calcext:value-type="string">
            <text:p>average_length_ExcelFunction</text:p>
          </table:table-cell>
          <table:table-cell office:value-type="string" calcext:value-type="string">
            <text:p>std_length_ExcelFunction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anim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C2]*[.D2]+ [.F2]*[.G2]+ [.I2]*[.J2]+ [.L2]*[.M2]+ [.O2]*[.P2]+ [.R2]*[.S2]+ [.U2]*[.V2]+ [.X2]*[.Y2]+ [.AA2]*[.AB2])/([.D2]+[.G2]+[.J2]+[.M2]+[.P2]+[.S2]+[.V2]+[.Y2]+[.AB2])" office:value-type="float" office:value="6" calcext:value-type="float">
            <text:p>6</text:p>
          </table:table-cell>
          <table:table-cell table:style-name="ce7" table:formula="of:=(SQRT(ABS([.C2]*[.D2]-[.AD2]*[.D2]))+ SQRT(ABS([.F2]*[.G2]-[.AD2]*[.G2]))+ SQRT(ABS([.I2]*[.J2]-[.AD2]*[.J2]))+ SQRT(ABS([.L2]*[.M2]-[.AD2]*[.M2]))+ SQRT(ABS([.O2]*[.P2]-[.AD2]*[.P2]))+ SQRT(ABS([.R2]*[.S2]-[.AD2]*[.S2]))+ SQRT(ABS([.U2]*[.V2]-[.AD2]*[.V2]))+ SQRT(ABS([.X2]*[.Y2]-[.AD2]*[.Y2]))+ SQRT(ABS([.AA2]*[.AB2]-[.AD2]*[.AB2])))/([.D2]+[.G2]+[.J2]+[.M2]+[.P2]+[.S2]+[.V2]+[.Y2]+[.AB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bear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3]*[.D3]+ [.F3]*[.G3]+ [.I3]*[.J3]+ [.L3]*[.M3]+ [.O3]*[.P3]+ [.R3]*[.S3]+ [.U3]*[.V3]+ [.X3]*[.Y3]+ [.AA3]*[.AB3])/([.D3]+[.G3]+[.J3]+[.M3]+[.P3]+[.S3]+[.V3]+[.Y3]+[.AB3])" office:value-type="float" office:value="4" calcext:value-type="float">
            <text:p>4</text:p>
          </table:table-cell>
          <table:table-cell table:style-name="ce7" table:formula="of:=(SQRT(ABS([.C3]*[.D3]-[.AD3]*[.D3]))+ SQRT(ABS([.F3]*[.G3]-[.AD3]*[.G3]))+ SQRT(ABS([.I3]*[.J3]-[.AD3]*[.J3]))+ SQRT(ABS([.L3]*[.M3]-[.AD3]*[.M3]))+ SQRT(ABS([.O3]*[.P3]-[.AD3]*[.P3]))+ SQRT(ABS([.R3]*[.S3]-[.AD3]*[.S3]))+ SQRT(ABS([.U3]*[.V3]-[.AD3]*[.V3]))+ SQRT(ABS([.X3]*[.Y3]-[.AD3]*[.Y3]))+ SQRT(ABS([.AA3]*[.AB3]-[.AD3]*[.AB3])))/([.D3]+[.G3]+[.J3]+[.M3]+[.P3]+[.S3]+[.V3]+[.Y3]+[.AB3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edsideTable</text:p>
          </table:table-cell>
          <table:table-cell office:value-type="string" calcext:value-type="string">
            <text:p>Bedside table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ss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stan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es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t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ine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ht stan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68" calcext:value-type="float">
            <text:p>0.68</text:p>
          </table:table-cell>
          <table:table-cell table:formula="of:=([.C4]*[.D4]+ [.F4]*[.G4]+ [.I4]*[.J4]+ [.L4]*[.M4]+ [.O4]*[.P4]+ [.R4]*[.S4]+ [.U4]*[.V4]+ [.X4]*[.Y4]+ [.AA4]*[.AB4])/([.D4]+[.G4]+[.J4]+[.M4]+[.P4]+[.S4]+[.V4]+[.Y4]+[.AB4])" office:value-type="float" office:value="8.3125" calcext:value-type="float">
            <text:p>8.3125</text:p>
          </table:table-cell>
          <table:table-cell table:style-name="ce7" table:formula="of:=(SQRT(ABS([.C4]*[.D4]-[.AD4]*[.D4]))+ SQRT(ABS([.F4]*[.G4]-[.AD4]*[.G4]))+ SQRT(ABS([.I4]*[.J4]-[.AD4]*[.J4]))+ SQRT(ABS([.L4]*[.M4]-[.AD4]*[.M4]))+ SQRT(ABS([.O4]*[.P4]-[.AD4]*[.P4]))+ SQRT(ABS([.R4]*[.S4]-[.AD4]*[.S4]))+ SQRT(ABS([.U4]*[.V4]-[.AD4]*[.V4]))+ SQRT(ABS([.X4]*[.Y4]-[.AD4]*[.Y4]))+ SQRT(ABS([.AA4]*[.AB4]-[.AD4]*[.AB4])))/([.D4]+[.G4]+[.J4]+[.M4]+[.P4]+[.S4]+[.V4]+[.Y4]+[.AB4])" office:value-type="float" office:value="0.676262729725709" calcext:value-type="float">
            <text:p>0.6762627297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bird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t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4.01" calcext:value-type="float">
            <text:p>4.01</text:p>
          </table:table-cell>
          <table:table-cell office:value-type="float" office:value="0.02" calcext:value-type="float">
            <text:p>0.02</text:p>
          </table:table-cell>
          <table:table-cell table:formula="of:=([.C5]*[.D5]+ [.F5]*[.G5]+ [.I5]*[.J5]+ [.L5]*[.M5]+ [.O5]*[.P5]+ [.R5]*[.S5]+ [.U5]*[.V5]+ [.X5]*[.Y5]+ [.AA5]*[.AB5])/([.D5]+[.G5]+[.J5]+[.M5]+[.P5]+[.S5]+[.V5]+[.Y5]+[.AB5])" office:value-type="float" office:value="4.01176470588235" calcext:value-type="float">
            <text:p>4.0117647059</text:p>
          </table:table-cell>
          <table:table-cell table:style-name="ce7" table:formula="of:=(SQRT(ABS([.C5]*[.D5]-[.AD5]*[.D5]))+ SQRT(ABS([.F5]*[.G5]-[.AD5]*[.G5]))+ SQRT(ABS([.I5]*[.J5]-[.AD5]*[.J5]))+ SQRT(ABS([.L5]*[.M5]-[.AD5]*[.M5]))+ SQRT(ABS([.O5]*[.P5]-[.AD5]*[.P5]))+ SQRT(ABS([.R5]*[.S5]-[.AD5]*[.S5]))+ SQRT(ABS([.U5]*[.V5]-[.AD5]*[.V5]))+ SQRT(ABS([.X5]*[.Y5]-[.AD5]*[.Y5]))+ SQRT(ABS([.AA5]*[.AB5]-[.AD5]*[.AB5])))/([.D5]+[.G5]+[.J5]+[.M5]+[.P5]+[.S5]+[.V5]+[.Y5]+[.AB5])" office:value-type="float" office:value="0.0224882656011503" calcext:value-type="float">
            <text:p>0.02248826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lackBear</text:p>
          </table:table-cell>
          <table:table-cell office:value-type="string" calcext:value-type="string">
            <text:p>Black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izzl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9.88" calcext:value-type="float">
            <text:p>9.88</text:p>
          </table:table-cell>
          <table:table-cell office:value-type="float" office:value="0.14" calcext:value-type="float">
            <text:p>0.14</text:p>
          </table:table-cell>
          <table:table-cell table:formula="of:=([.C6]*[.D6]+ [.F6]*[.G6]+ [.I6]*[.J6]+ [.L6]*[.M6]+ [.O6]*[.P6]+ [.R6]*[.S6]+ [.U6]*[.V6]+ [.X6]*[.Y6]+ [.AA6]*[.AB6])/([.D6]+[.G6]+[.J6]+[.M6]+[.P6]+[.S6]+[.V6]+[.Y6]+[.AB6])" office:value-type="float" office:value="9.875" calcext:value-type="float">
            <text:p>9.875</text:p>
          </table:table-cell>
          <table:table-cell table:style-name="ce7" table:formula="of:=(SQRT(ABS([.C6]*[.D6]-[.AD6]*[.D6]))+ SQRT(ABS([.F6]*[.G6]-[.AD6]*[.G6]))+ SQRT(ABS([.I6]*[.J6]-[.AD6]*[.J6]))+ SQRT(ABS([.L6]*[.M6]-[.AD6]*[.M6]))+ SQRT(ABS([.O6]*[.P6]-[.AD6]*[.P6]))+ SQRT(ABS([.R6]*[.S6]-[.AD6]*[.S6]))+ SQRT(ABS([.U6]*[.V6]-[.AD6]*[.V6]))+ SQRT(ABS([.X6]*[.Y6]-[.AD6]*[.Y6]))+ SQRT(ABS([.AA6]*[.AB6]-[.AD6]*[.AB6])))/([.D6]+[.G6]+[.J6]+[.M6]+[.P6]+[.S6]+[.V6]+[.Y6]+[.AB6])" office:value-type="float" office:value="0.139932543642972" calcext:value-type="float">
            <text:p>0.1399325436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candy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cand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5.05" calcext:value-type="float">
            <text:p>5.05</text:p>
          </table:table-cell>
          <table:table-cell office:value-type="float" office:value="0.07" calcext:value-type="float">
            <text:p>0.07</text:p>
          </table:table-cell>
          <table:table-cell table:formula="of:=([.C7]*[.D7]+ [.F7]*[.G7]+ [.I7]*[.J7]+ [.L7]*[.M7]+ [.O7]*[.P7]+ [.R7]*[.S7]+ [.U7]*[.V7]+ [.X7]*[.Y7]+ [.AA7]*[.AB7])/([.D7]+[.G7]+[.J7]+[.M7]+[.P7]+[.S7]+[.V7]+[.Y7]+[.AB7])" office:value-type="float" office:value="5.05128205128205" calcext:value-type="float">
            <text:p>5.0512820513</text:p>
          </table:table-cell>
          <table:table-cell table:style-name="ce7" table:formula="of:=(SQRT(ABS([.C7]*[.D7]-[.AD7]*[.D7]))+ SQRT(ABS([.F7]*[.G7]-[.AD7]*[.G7]))+ SQRT(ABS([.I7]*[.J7]-[.AD7]*[.J7]))+ SQRT(ABS([.L7]*[.M7]-[.AD7]*[.M7]))+ SQRT(ABS([.O7]*[.P7]-[.AD7]*[.P7]))+ SQRT(ABS([.R7]*[.S7]-[.AD7]*[.S7]))+ SQRT(ABS([.U7]*[.V7]-[.AD7]*[.V7]))+ SQRT(ABS([.X7]*[.Y7]-[.AD7]*[.Y7]))+ SQRT(ABS([.AA7]*[.AB7]-[.AD7]*[.AB7])))/([.D7]+[.G7]+[.J7]+[.M7]+[.P7]+[.S7]+[.V7]+[.Y7]+[.AB7])" office:value-type="float" office:value="0.071149458450921" calcext:value-type="float">
            <text:p>0.0711494585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14" calcext:value-type="float">
            <text:p>114</text:p>
          </table:table-cell>
          <table:table-cell office:value-type="string" calcext:value-type="string">
            <text:p>ca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3.01" calcext:value-type="float">
            <text:p>3.01</text:p>
          </table:table-cell>
          <table:table-cell office:value-type="float" office:value="0.02" calcext:value-type="float">
            <text:p>0.02</text:p>
          </table:table-cell>
          <table:table-cell table:formula="of:=([.C8]*[.D8]+ [.F8]*[.G8]+ [.I8]*[.J8]+ [.L8]*[.M8]+ [.O8]*[.P8]+ [.R8]*[.S8]+ [.U8]*[.V8]+ [.X8]*[.Y8]+ [.AA8]*[.AB8])/([.D8]+[.G8]+[.J8]+[.M8]+[.P8]+[.S8]+[.V8]+[.Y8]+[.AB8])" office:value-type="float" office:value="3.00869565217391" calcext:value-type="float">
            <text:p>3.0086956522</text:p>
          </table:table-cell>
          <table:table-cell table:style-name="ce7" table:formula="of:=(SQRT(ABS([.C8]*[.D8]-[.AD8]*[.D8]))+ SQRT(ABS([.F8]*[.G8]-[.AD8]*[.G8]))+ SQRT(ABS([.I8]*[.J8]-[.AD8]*[.J8]))+ SQRT(ABS([.L8]*[.M8]-[.AD8]*[.M8]))+ SQRT(ABS([.O8]*[.P8]-[.AD8]*[.P8]))+ SQRT(ABS([.R8]*[.S8]-[.AD8]*[.S8]))+ SQRT(ABS([.U8]*[.V8]-[.AD8]*[.V8]))+ SQRT(ABS([.X8]*[.Y8]-[.AD8]*[.Y8]))+ SQRT(ABS([.AA8]*[.AB8]-[.AD8]*[.AB8])))/([.D8]+[.G8]+[.J8]+[.M8]+[.P8]+[.S8]+[.V8]+[.Y8]+[.AB8])" office:value-type="float" office:value="0.0179364805418239" calcext:value-type="float">
            <text:p>0.0179364805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catfish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t fis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6.64" calcext:value-type="float">
            <text:p>6.64</text:p>
          </table:table-cell>
          <table:table-cell office:value-type="float" office:value="0.4" calcext:value-type="float">
            <text:p>0.4</text:p>
          </table:table-cell>
          <table:table-cell table:formula="of:=([.C9]*[.D9]+ [.F9]*[.G9]+ [.I9]*[.J9]+ [.L9]*[.M9]+ [.O9]*[.P9]+ [.R9]*[.S9]+ [.U9]*[.V9]+ [.X9]*[.Y9]+ [.AA9]*[.AB9])/([.D9]+[.G9]+[.J9]+[.M9]+[.P9]+[.S9]+[.V9]+[.Y9]+[.AB9])" office:value-type="float" office:value="6.63636363636364" calcext:value-type="float">
            <text:p>6.6363636364</text:p>
          </table:table-cell>
          <table:table-cell table:style-name="ce7" table:formula="of:=(SQRT(ABS([.C9]*[.D9]-[.AD9]*[.D9]))+ SQRT(ABS([.F9]*[.G9]-[.AD9]*[.G9]))+ SQRT(ABS([.I9]*[.J9]-[.AD9]*[.J9]))+ SQRT(ABS([.L9]*[.M9]-[.AD9]*[.M9]))+ SQRT(ABS([.O9]*[.P9]-[.AD9]*[.P9]))+ SQRT(ABS([.R9]*[.S9]-[.AD9]*[.S9]))+ SQRT(ABS([.U9]*[.V9]-[.AD9]*[.V9]))+ SQRT(ABS([.X9]*[.Y9]-[.AD9]*[.Y9]))+ SQRT(ABS([.AA9]*[.AB9]-[.AD9]*[.AB9])))/([.D9]+[.G9]+[.J9]+[.M9]+[.P9]+[.S9]+[.V9]+[.Y9]+[.AB9])" office:value-type="float" office:value="0.397402553693001" calcext:value-type="float">
            <text:p>0.3974025537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clothin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C10]*[.D10]+ [.F10]*[.G10]+ [.I10]*[.J10]+ [.L10]*[.M10]+ [.O10]*[.P10]+ [.R10]*[.S10]+ [.U10]*[.V10]+ [.X10]*[.Y10]+ [.AA10]*[.AB10])/([.D10]+[.G10]+[.J10]+[.M10]+[.P10]+[.S10]+[.V10]+[.Y10]+[.AB10])" office:value-type="float" office:value="8" calcext:value-type="float">
            <text:p>8</text:p>
          </table:table-cell>
          <table:table-cell table:style-name="ce7" table:formula="of:=(SQRT(ABS([.C10]*[.D10]-[.AD10]*[.D10]))+ SQRT(ABS([.F10]*[.G10]-[.AD10]*[.G10]))+ SQRT(ABS([.I10]*[.J10]-[.AD10]*[.J10]))+ SQRT(ABS([.L10]*[.M10]-[.AD10]*[.M10]))+ SQRT(ABS([.O10]*[.P10]-[.AD10]*[.P10]))+ SQRT(ABS([.R10]*[.S10]-[.AD10]*[.S10]))+ SQRT(ABS([.U10]*[.V10]-[.AD10]*[.V10]))+ SQRT(ABS([.X10]*[.Y10]-[.AD10]*[.Y10]))+ SQRT(ABS([.AA10]*[.AB10]-[.AD10]*[.AB10])))/([.D10]+[.G10]+[.J10]+[.M10]+[.P10]+[.S10]+[.V10]+[.Y10]+[.AB1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ownFish</text:p>
          </table:table-cell>
          <table:table-cell office:value-type="string" calcext:value-type="string">
            <text:p>clown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wn fi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 fis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9.11" calcext:value-type="float">
            <text:p>9.11</text:p>
          </table:table-cell>
          <table:table-cell office:value-type="float" office:value="0.38" calcext:value-type="float">
            <text:p>0.38</text:p>
          </table:table-cell>
          <table:table-cell table:formula="of:=([.C11]*[.D11]+ [.F11]*[.G11]+ [.I11]*[.J11]+ [.L11]*[.M11]+ [.O11]*[.P11]+ [.R11]*[.S11]+ [.U11]*[.V11]+ [.X11]*[.Y11]+ [.AA11]*[.AB11])/([.D11]+[.G11]+[.J11]+[.M11]+[.P11]+[.S11]+[.V11]+[.Y11]+[.AB11])" office:value-type="float" office:value="9.11111111111111" calcext:value-type="float">
            <text:p>9.1111111111</text:p>
          </table:table-cell>
          <table:table-cell table:style-name="ce7" table:formula="of:=(SQRT(ABS([.C11]*[.D11]-[.AD11]*[.D11]))+ SQRT(ABS([.F11]*[.G11]-[.AD11]*[.G11]))+ SQRT(ABS([.I11]*[.J11]-[.AD11]*[.J11]))+ SQRT(ABS([.L11]*[.M11]-[.AD11]*[.M11]))+ SQRT(ABS([.O11]*[.P11]-[.AD11]*[.P11]))+ SQRT(ABS([.R11]*[.S11]-[.AD11]*[.S11]))+ SQRT(ABS([.U11]*[.V11]-[.AD11]*[.V11]))+ SQRT(ABS([.X11]*[.Y11]-[.AD11]*[.Y11]))+ SQRT(ABS([.AA11]*[.AB11]-[.AD11]*[.AB11])))/([.D11]+[.G11]+[.J11]+[.M11]+[.P11]+[.S11]+[.V11]+[.Y11]+[.AB11])" office:value-type="float" office:value="0.384557123271446" calcext:value-type="float">
            <text:p>0.38455712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offeeTable</text:p>
          </table:table-cell>
          <table:table-cell office:value-type="string" calcext:value-type="string">
            <text:p>Coffee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ffe ta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9.08" calcext:value-type="float">
            <text:p>9.08</text:p>
          </table:table-cell>
          <table:table-cell office:value-type="float" office:value="0.95" calcext:value-type="float">
            <text:p>0.95</text:p>
          </table:table-cell>
          <table:table-cell table:formula="of:=([.C12]*[.D12]+ [.F12]*[.G12]+ [.I12]*[.J12]+ [.L12]*[.M12]+ [.O12]*[.P12]+ [.R12]*[.S12]+ [.U12]*[.V12]+ [.X12]*[.Y12]+ [.AA12]*[.AB12])/([.D12]+[.G12]+[.J12]+[.M12]+[.P12]+[.S12]+[.V12]+[.Y12]+[.AB12])" office:value-type="float" office:value="9.08333333333333" calcext:value-type="float">
            <text:p>9.0833333333</text:p>
          </table:table-cell>
          <table:table-cell table:style-name="ce7" table:formula="of:=(SQRT(ABS([.C12]*[.D12]-[.AD12]*[.D12]))+ SQRT(ABS([.F12]*[.G12]-[.AD12]*[.G12]))+ SQRT(ABS([.I12]*[.J12]-[.AD12]*[.J12]))+ SQRT(ABS([.L12]*[.M12]-[.AD12]*[.M12]))+ SQRT(ABS([.O12]*[.P12]-[.AD12]*[.P12]))+ SQRT(ABS([.R12]*[.S12]-[.AD12]*[.S12]))+ SQRT(ABS([.U12]*[.V12]-[.AD12]*[.V12]))+ SQRT(ABS([.X12]*[.Y12]-[.AD12]*[.Y12]))+ SQRT(ABS([.AA12]*[.AB12]-[.AD12]*[.AB12])))/([.D12]+[.G12]+[.J12]+[.M12]+[.P12]+[.S12]+[.V12]+[.Y12]+[.AB12])" office:value-type="float" office:value="0.947177117180802" calcext:value-type="float">
            <text:p>0.9471771172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convertible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rts ca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11.19" calcext:value-type="float">
            <text:p>11.19</text:p>
          </table:table-cell>
          <table:table-cell office:value-type="float" office:value="0.2" calcext:value-type="float">
            <text:p>0.2</text:p>
          </table:table-cell>
          <table:table-cell table:formula="of:=([.C13]*[.D13]+ [.F13]*[.G13]+ [.I13]*[.J13]+ [.L13]*[.M13]+ [.O13]*[.P13]+ [.R13]*[.S13]+ [.U13]*[.V13]+ [.X13]*[.Y13]+ [.AA13]*[.AB13])/([.D13]+[.G13]+[.J13]+[.M13]+[.P13]+[.S13]+[.V13]+[.Y13]+[.AB13])" office:value-type="float" office:value="11.1875" calcext:value-type="float">
            <text:p>11.1875</text:p>
          </table:table-cell>
          <table:table-cell table:style-name="ce7" table:formula="of:=(SQRT(ABS([.C13]*[.D13]-[.AD13]*[.D13]))+ SQRT(ABS([.F13]*[.G13]-[.AD13]*[.G13]))+ SQRT(ABS([.I13]*[.J13]-[.AD13]*[.J13]))+ SQRT(ABS([.L13]*[.M13]-[.AD13]*[.M13]))+ SQRT(ABS([.O13]*[.P13]-[.AD13]*[.P13]))+ SQRT(ABS([.R13]*[.S13]-[.AD13]*[.S13]))+ SQRT(ABS([.U13]*[.V13]-[.AD13]*[.V13]))+ SQRT(ABS([.X13]*[.Y13]-[.AD13]*[.Y13]))+ SQRT(ABS([.AA13]*[.AB13]-[.AD13]*[.AB13])))/([.D13]+[.G13]+[.J13]+[.M13]+[.P13]+[.S13]+[.V13]+[.Y13]+[.AB13])" office:value-type="float" office:value="0.195654318210135" calcext:value-type="float">
            <text:p>0.1956543182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dais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ndel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flow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dell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"/>
          <table:table-cell office:value-type="float" office:value="5.91" calcext:value-type="float">
            <text:p>5.91</text:p>
          </table:table-cell>
          <table:table-cell office:value-type="float" office:value="0.55" calcext:value-type="float">
            <text:p>0.55</text:p>
          </table:table-cell>
          <table:table-cell table:formula="of:=([.C14]*[.D14]+ [.F14]*[.G14]+ [.I14]*[.J14]+ [.L14]*[.M14]+ [.O14]*[.P14]+ [.R14]*[.S14]+ [.U14]*[.V14]+ [.X14]*[.Y14]+ [.AA14]*[.AB14])/([.D14]+[.G14]+[.J14]+[.M14]+[.P14]+[.S14]+[.V14]+[.Y14]+[.AB14])" office:value-type="float" office:value="5.90909090909091" calcext:value-type="float">
            <text:p>5.9090909091</text:p>
          </table:table-cell>
          <table:table-cell table:style-name="ce7" table:formula="of:=(SQRT(ABS([.C14]*[.D14]-[.AD14]*[.D14]))+ SQRT(ABS([.F14]*[.G14]-[.AD14]*[.G14]))+ SQRT(ABS([.I14]*[.J14]-[.AD14]*[.J14]))+ SQRT(ABS([.L14]*[.M14]-[.AD14]*[.M14]))+ SQRT(ABS([.O14]*[.P14]-[.AD14]*[.P14]))+ SQRT(ABS([.R14]*[.S14]-[.AD14]*[.S14]))+ SQRT(ABS([.U14]*[.V14]-[.AD14]*[.V14]))+ SQRT(ABS([.X14]*[.Y14]-[.AD14]*[.Y14]))+ SQRT(ABS([.AA14]*[.AB14]-[.AD14]*[.AB14])))/([.D14]+[.G14]+[.J14]+[.M14]+[.P14]+[.S14]+[.V14]+[.Y14]+[.AB14])" office:value-type="float" office:value="0.546484827092924" calcext:value-type="float">
            <text:p>0.5464848271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dalmatia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8.8" calcext:value-type="float">
            <text:p>8.8</text:p>
          </table:table-cell>
          <table:table-cell office:value-type="float" office:value="0.18" calcext:value-type="float">
            <text:p>0.18</text:p>
          </table:table-cell>
          <table:table-cell table:formula="of:=([.C15]*[.D15]+ [.F15]*[.G15]+ [.I15]*[.J15]+ [.L15]*[.M15]+ [.O15]*[.P15]+ [.R15]*[.S15]+ [.U15]*[.V15]+ [.X15]*[.Y15]+ [.AA15]*[.AB15])/([.D15]+[.G15]+[.J15]+[.M15]+[.P15]+[.S15]+[.V15]+[.Y15]+[.AB15])" office:value-type="float" office:value="8.8" calcext:value-type="float">
            <text:p>8.8</text:p>
          </table:table-cell>
          <table:table-cell table:style-name="ce7" table:formula="of:=(SQRT(ABS([.C15]*[.D15]-[.AD15]*[.D15]))+ SQRT(ABS([.F15]*[.G15]-[.AD15]*[.G15]))+ SQRT(ABS([.I15]*[.J15]-[.AD15]*[.J15]))+ SQRT(ABS([.L15]*[.M15]-[.AD15]*[.M15]))+ SQRT(ABS([.O15]*[.P15]-[.AD15]*[.P15]))+ SQRT(ABS([.R15]*[.S15]-[.AD15]*[.S15]))+ SQRT(ABS([.U15]*[.V15]-[.AD15]*[.V15]))+ SQRT(ABS([.X15]*[.Y15]-[.AD15]*[.Y15]))+ SQRT(ABS([.AA15]*[.AB15]-[.AD15]*[.AB15])))/([.D15]+[.G15]+[.J15]+[.M15]+[.P15]+[.S15]+[.V15]+[.Y15]+[.AB15])" office:value-type="float" office:value="0.175271218401653" calcext:value-type="float">
            <text:p>0.175271218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Dining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ffee ta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[.C16]*[.D16]+ [.F16]*[.G16]+ [.I16]*[.J16]+ [.L16]*[.M16]+ [.O16]*[.P16]+ [.R16]*[.S16]+ [.U16]*[.V16]+ [.X16]*[.Y16]+ [.AA16]*[.AB16])/([.D16]+[.G16]+[.J16]+[.M16]+[.P16]+[.S16]+[.V16]+[.Y16]+[.AB16])" office:value-type="float" office:value="12" calcext:value-type="float">
            <text:p>12</text:p>
          </table:table-cell>
          <table:table-cell table:style-name="ce7" table:formula="of:=(SQRT(ABS([.C16]*[.D16]-[.AD16]*[.D16]))+ SQRT(ABS([.F16]*[.G16]-[.AD16]*[.G16]))+ SQRT(ABS([.I16]*[.J16]-[.AD16]*[.J16]))+ SQRT(ABS([.L16]*[.M16]-[.AD16]*[.M16]))+ SQRT(ABS([.O16]*[.P16]-[.AD16]*[.P16]))+ SQRT(ABS([.R16]*[.S16]-[.AD16]*[.S16]))+ SQRT(ABS([.U16]*[.V16]-[.AD16]*[.V16]))+ SQRT(ABS([.X16]*[.Y16]-[.AD16]*[.Y16]))+ SQRT(ABS([.AA16]*[.AB16]-[.AD16]*[.AB16])))/([.D16]+[.G16]+[.J16]+[.M16]+[.P16]+[.S16]+[.V16]+[.Y16]+[.AB16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dog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17" calcext:value-type="float">
            <text:p>117</text:p>
          </table:table-cell>
          <table:table-cell office:value-type="string" calcext:value-type="string">
            <text:p>can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3.05" calcext:value-type="float">
            <text:p>3.05</text:p>
          </table:table-cell>
          <table:table-cell office:value-type="float" office:value="0.04" calcext:value-type="float">
            <text:p>0.04</text:p>
          </table:table-cell>
          <table:table-cell table:formula="of:=([.C17]*[.D17]+ [.F17]*[.G17]+ [.I17]*[.J17]+ [.L17]*[.M17]+ [.O17]*[.P17]+ [.R17]*[.S17]+ [.U17]*[.V17]+ [.X17]*[.Y17]+ [.AA17]*[.AB17])/([.D17]+[.G17]+[.J17]+[.M17]+[.P17]+[.S17]+[.V17]+[.Y17]+[.AB17])" office:value-type="float" office:value="3.05042016806723" calcext:value-type="float">
            <text:p>3.0504201681</text:p>
          </table:table-cell>
          <table:table-cell table:style-name="ce7" table:formula="of:=(SQRT(ABS([.C17]*[.D17]-[.AD17]*[.D17]))+ SQRT(ABS([.F17]*[.G17]-[.AD17]*[.G17]))+ SQRT(ABS([.I17]*[.J17]-[.AD17]*[.J17]))+ SQRT(ABS([.L17]*[.M17]-[.AD17]*[.M17]))+ SQRT(ABS([.O17]*[.P17]-[.AD17]*[.P17]))+ SQRT(ABS([.R17]*[.S17]-[.AD17]*[.S17]))+ SQRT(ABS([.U17]*[.V17]-[.AD17]*[.V17]))+ SQRT(ABS([.X17]*[.Y17]-[.AD17]*[.Y17]))+ SQRT(ABS([.AA17]*[.AB17]-[.AD17]*[.AB17])))/([.D17]+[.G17]+[.J17]+[.M17]+[.P17]+[.S17]+[.V17]+[.Y17]+[.AB17])" office:value-type="float" office:value="0.0407367133175444" calcext:value-type="float">
            <text:p>0.040736713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ssShirt</text:p>
          </table:table-cell>
          <table:table-cell office:value-type="string" calcext:value-type="string">
            <text:p>Dress shirt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([.C18]*[.D18]+ [.F18]*[.G18]+ [.I18]*[.J18]+ [.L18]*[.M18]+ [.O18]*[.P18]+ [.R18]*[.S18]+ [.U18]*[.V18]+ [.X18]*[.Y18]+ [.AA18]*[.AB18])/([.D18]+[.G18]+[.J18]+[.M18]+[.P18]+[.S18]+[.V18]+[.Y18]+[.AB18])" office:value-type="float" office:value="11" calcext:value-type="float">
            <text:p>11</text:p>
          </table:table-cell>
          <table:table-cell table:style-name="ce7" table:formula="of:=(SQRT(ABS([.C18]*[.D18]-[.AD18]*[.D18]))+ SQRT(ABS([.F18]*[.G18]-[.AD18]*[.G18]))+ SQRT(ABS([.I18]*[.J18]-[.AD18]*[.J18]))+ SQRT(ABS([.L18]*[.M18]-[.AD18]*[.M18]))+ SQRT(ABS([.O18]*[.P18]-[.AD18]*[.P18]))+ SQRT(ABS([.R18]*[.S18]-[.AD18]*[.S18]))+ SQRT(ABS([.U18]*[.V18]-[.AD18]*[.V18]))+ SQRT(ABS([.X18]*[.Y18]-[.AD18]*[.Y18]))+ SQRT(ABS([.AA18]*[.AB18]-[.AD18]*[.AB18])))/([.D18]+[.G18]+[.J18]+[.M18]+[.P18]+[.S18]+[.V18]+[.Y18]+[.AB18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eag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w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9"/>
          <table:table-cell office:value-type="float" office:value="4.91" calcext:value-type="float">
            <text:p>4.91</text:p>
          </table:table-cell>
          <table:table-cell office:value-type="float" office:value="0.1" calcext:value-type="float">
            <text:p>0.1</text:p>
          </table:table-cell>
          <table:table-cell table:formula="of:=([.C19]*[.D19]+ [.F19]*[.G19]+ [.I19]*[.J19]+ [.L19]*[.M19]+ [.O19]*[.P19]+ [.R19]*[.S19]+ [.U19]*[.V19]+ [.X19]*[.Y19]+ [.AA19]*[.AB19])/([.D19]+[.G19]+[.J19]+[.M19]+[.P19]+[.S19]+[.V19]+[.Y19]+[.AB19])" office:value-type="float" office:value="4.91304347826087" calcext:value-type="float">
            <text:p>4.9130434783</text:p>
          </table:table-cell>
          <table:table-cell table:style-name="ce7" table:formula="of:=(SQRT(ABS([.C19]*[.D19]-[.AD19]*[.D19]))+ SQRT(ABS([.F19]*[.G19]-[.AD19]*[.G19]))+ SQRT(ABS([.I19]*[.J19]-[.AD19]*[.J19]))+ SQRT(ABS([.L19]*[.M19]-[.AD19]*[.M19]))+ SQRT(ABS([.O19]*[.P19]-[.AD19]*[.P19]))+ SQRT(ABS([.R19]*[.S19]-[.AD19]*[.S19]))+ SQRT(ABS([.U19]*[.V19]-[.AD19]*[.V19]))+ SQRT(ABS([.X19]*[.Y19]-[.AD19]*[.Y19]))+ SQRT(ABS([.AA19]*[.AB19]-[.AD19]*[.AB19])))/([.D19]+[.G19]+[.J19]+[.M19]+[.P19]+[.S19]+[.V19]+[.Y19]+[.AB19])" office:value-type="float" office:value="0.102137669776572" calcext:value-type="float">
            <text:p>0.1021376698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20]*[.D20]+ [.F20]*[.G20]+ [.I20]*[.J20]+ [.L20]*[.M20]+ [.O20]*[.P20]+ [.R20]*[.S20]+ [.U20]*[.V20]+ [.X20]*[.Y20]+ [.AA20]*[.AB20])/([.D20]+[.G20]+[.J20]+[.M20]+[.P20]+[.S20]+[.V20]+[.Y20]+[.AB20])" office:value-type="float" office:value="4" calcext:value-type="float">
            <text:p>4</text:p>
          </table:table-cell>
          <table:table-cell table:style-name="ce7" table:formula="of:=(SQRT(ABS([.C20]*[.D20]-[.AD20]*[.D20]))+ SQRT(ABS([.F20]*[.G20]-[.AD20]*[.G20]))+ SQRT(ABS([.I20]*[.J20]-[.AD20]*[.J20]))+ SQRT(ABS([.L20]*[.M20]-[.AD20]*[.M20]))+ SQRT(ABS([.O20]*[.P20]-[.AD20]*[.P20]))+ SQRT(ABS([.R20]*[.S20]-[.AD20]*[.S20]))+ SQRT(ABS([.U20]*[.V20]-[.AD20]*[.V20]))+ SQRT(ABS([.X20]*[.Y20]-[.AD20]*[.Y20]))+ SQRT(ABS([.AA20]*[.AB20]-[.AD20]*[.AB20])))/([.D20]+[.G20]+[.J20]+[.M20]+[.P20]+[.S20]+[.V20]+[.Y20]+[.AB2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flower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84" calcext:value-type="float">
            <text:p>84</text:p>
          </table:table-cell>
          <table:table-cell office:value-type="string" calcext:value-type="string">
            <text:p>flower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5.98" calcext:value-type="float">
            <text:p>5.98</text:p>
          </table:table-cell>
          <table:table-cell office:value-type="float" office:value="0.05" calcext:value-type="float">
            <text:p>0.05</text:p>
          </table:table-cell>
          <table:table-cell table:formula="of:=([.C21]*[.D21]+ [.F21]*[.G21]+ [.I21]*[.J21]+ [.L21]*[.M21]+ [.O21]*[.P21]+ [.R21]*[.S21]+ [.U21]*[.V21]+ [.X21]*[.Y21]+ [.AA21]*[.AB21])/([.D21]+[.G21]+[.J21]+[.M21]+[.P21]+[.S21]+[.V21]+[.Y21]+[.AB21])" office:value-type="float" office:value="5.97701149425287" calcext:value-type="float">
            <text:p>5.9770114943</text:p>
          </table:table-cell>
          <table:table-cell table:style-name="ce7" table:formula="of:=(SQRT(ABS([.C21]*[.D21]-[.AD21]*[.D21]))+ SQRT(ABS([.F21]*[.G21]-[.AD21]*[.G21]))+ SQRT(ABS([.I21]*[.J21]-[.AD21]*[.J21]))+ SQRT(ABS([.L21]*[.M21]-[.AD21]*[.M21]))+ SQRT(ABS([.O21]*[.P21]-[.AD21]*[.P21]))+ SQRT(ABS([.R21]*[.S21]-[.AD21]*[.S21]))+ SQRT(ABS([.U21]*[.V21]-[.AD21]*[.V21]))+ SQRT(ABS([.X21]*[.Y21]-[.AD21]*[.Y21]))+ SQRT(ABS([.AA21]*[.AB21]-[.AD21]*[.AB21])))/([.D21]+[.G21]+[.J21]+[.M21]+[.P21]+[.S21]+[.V21]+[.Y21]+[.AB21])" office:value-type="float" office:value="0.054059458104896" calcext:value-type="float">
            <text:p>0.0540594581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furniture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C22]*[.D22]+ [.F22]*[.G22]+ [.I22]*[.J22]+ [.L22]*[.M22]+ [.O22]*[.P22]+ [.R22]*[.S22]+ [.U22]*[.V22]+ [.X22]*[.Y22]+ [.AA22]*[.AB22])/([.D22]+[.G22]+[.J22]+[.M22]+[.P22]+[.S22]+[.V22]+[.Y22]+[.AB22])" office:value-type="float" office:value="9" calcext:value-type="float">
            <text:p>9</text:p>
          </table:table-cell>
          <table:table-cell table:style-name="ce7" table:formula="of:=(SQRT(ABS([.C22]*[.D22]-[.AD22]*[.D22]))+ SQRT(ABS([.F22]*[.G22]-[.AD22]*[.G22]))+ SQRT(ABS([.I22]*[.J22]-[.AD22]*[.J22]))+ SQRT(ABS([.L22]*[.M22]-[.AD22]*[.M22]))+ SQRT(ABS([.O22]*[.P22]-[.AD22]*[.P22]))+ SQRT(ABS([.R22]*[.S22]-[.AD22]*[.S22]))+ SQRT(ABS([.U22]*[.V22]-[.AD22]*[.V22]))+ SQRT(ABS([.X22]*[.Y22]-[.AD22]*[.Y22]))+ SQRT(ABS([.AA22]*[.AB22]-[.AD22]*[.AB22])))/([.D22]+[.G22]+[.J22]+[.M22]+[.P22]+[.S22]+[.V22]+[.Y22]+[.AB2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ermanShepherd</text:p>
          </table:table-cell>
          <table:table-cell office:value-type="string" calcext:value-type="string">
            <text:p>German Shepherd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man shepar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sk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he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 shep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9"/>
          <table:table-cell office:value-type="float" office:value="13.13" calcext:value-type="float">
            <text:p>13.13</text:p>
          </table:table-cell>
          <table:table-cell office:value-type="float" office:value="0.82" calcext:value-type="float">
            <text:p>0.82</text:p>
          </table:table-cell>
          <table:table-cell table:formula="of:=([.C23]*[.D23]+ [.F23]*[.G23]+ [.I23]*[.J23]+ [.L23]*[.M23]+ [.O23]*[.P23]+ [.R23]*[.S23]+ [.U23]*[.V23]+ [.X23]*[.Y23]+ [.AA23]*[.AB23])/([.D23]+[.G23]+[.J23]+[.M23]+[.P23]+[.S23]+[.V23]+[.Y23]+[.AB23])" office:value-type="float" office:value="13.125" calcext:value-type="float">
            <text:p>13.125</text:p>
          </table:table-cell>
          <table:table-cell table:style-name="ce7" table:formula="of:=(SQRT(ABS([.C23]*[.D23]-[.AD23]*[.D23]))+ SQRT(ABS([.F23]*[.G23]-[.AD23]*[.G23]))+ SQRT(ABS([.I23]*[.J23]-[.AD23]*[.J23]))+ SQRT(ABS([.L23]*[.M23]-[.AD23]*[.M23]))+ SQRT(ABS([.O23]*[.P23]-[.AD23]*[.P23]))+ SQRT(ABS([.R23]*[.S23]-[.AD23]*[.S23]))+ SQRT(ABS([.U23]*[.V23]-[.AD23]*[.V23]))+ SQRT(ABS([.X23]*[.Y23]-[.AD23]*[.Y23]))+ SQRT(ABS([.AA23]*[.AB23]-[.AD23]*[.AB23])))/([.D23]+[.G23]+[.J23]+[.M23]+[.P23]+[.S23]+[.V23]+[.Y23]+[.AB23])" office:value-type="float" office:value="0.816551584904389" calcext:value-type="float">
            <text:p>0.8165515849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goldfish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 fish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7.87" calcext:value-type="float">
            <text:p>7.87</text:p>
          </table:table-cell>
          <table:table-cell office:value-type="float" office:value="0.22" calcext:value-type="float">
            <text:p>0.22</text:p>
          </table:table-cell>
          <table:table-cell table:formula="of:=([.C24]*[.D24]+ [.F24]*[.G24]+ [.I24]*[.J24]+ [.L24]*[.M24]+ [.O24]*[.P24]+ [.R24]*[.S24]+ [.U24]*[.V24]+ [.X24]*[.Y24]+ [.AA24]*[.AB24])/([.D24]+[.G24]+[.J24]+[.M24]+[.P24]+[.S24]+[.V24]+[.Y24]+[.AB24])" office:value-type="float" office:value="7.86666666666667" calcext:value-type="float">
            <text:p>7.8666666667</text:p>
          </table:table-cell>
          <table:table-cell table:style-name="ce7" table:formula="of:=(SQRT(ABS([.C24]*[.D24]-[.AD24]*[.D24]))+ SQRT(ABS([.F24]*[.G24]-[.AD24]*[.G24]))+ SQRT(ABS([.I24]*[.J24]-[.AD24]*[.J24]))+ SQRT(ABS([.L24]*[.M24]-[.AD24]*[.M24]))+ SQRT(ABS([.O24]*[.P24]-[.AD24]*[.P24]))+ SQRT(ABS([.R24]*[.S24]-[.AD24]*[.S24]))+ SQRT(ABS([.U24]*[.V24]-[.AD24]*[.V24]))+ SQRT(ABS([.X24]*[.Y24]-[.AD24]*[.Y24]))+ SQRT(ABS([.AA24]*[.AB24]-[.AD24]*[.AB24])))/([.D24]+[.G24]+[.J24]+[.M24]+[.P24]+[.S24]+[.V24]+[.Y24]+[.AB24])" office:value-type="float" office:value="0.22248222948204" calcext:value-type="float">
            <text:p>0.222482229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rizzlyBear</text:p>
          </table:table-cell>
          <table:table-cell office:value-type="string" calcext:value-type="string">
            <text:p>Grizzly bear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izzl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table:formula="of:=([.C25]*[.D25]+ [.F25]*[.G25]+ [.I25]*[.J25]+ [.L25]*[.M25]+ [.O25]*[.P25]+ [.R25]*[.S25]+ [.U25]*[.V25]+ [.X25]*[.Y25]+ [.AA25]*[.AB25])/([.D25]+[.G25]+[.J25]+[.M25]+[.P25]+[.S25]+[.V25]+[.Y25]+[.AB25])" office:value-type="float" office:value="9" calcext:value-type="float">
            <text:p>9</text:p>
          </table:table-cell>
          <table:table-cell table:style-name="ce7" table:formula="of:=(SQRT(ABS([.C25]*[.D25]-[.AD25]*[.D25]))+ SQRT(ABS([.F25]*[.G25]-[.AD25]*[.G25]))+ SQRT(ABS([.I25]*[.J25]-[.AD25]*[.J25]))+ SQRT(ABS([.L25]*[.M25]-[.AD25]*[.M25]))+ SQRT(ABS([.O25]*[.P25]-[.AD25]*[.P25]))+ SQRT(ABS([.R25]*[.S25]-[.AD25]*[.S25]))+ SQRT(ABS([.U25]*[.V25]-[.AD25]*[.V25]))+ SQRT(ABS([.X25]*[.Y25]-[.AD25]*[.Y25]))+ SQRT(ABS([.AA25]*[.AB25]-[.AD25]*[.AB25])))/([.D25]+[.G25]+[.J25]+[.M25]+[.P25]+[.S25]+[.V25]+[.Y25]+[.AB25])" office:value-type="float" office:value="0.979795897113271" calcext:value-type="float">
            <text:p>0.97979589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gummyBears</text:p>
          </table:table-cell>
          <table:table-cell office:value-type="string" calcext:value-type="string">
            <text:p>gummybear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mmy bears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ummi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ummi bear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umm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mmy bear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gummie bears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/>
          <table:table-cell office:value-type="float" office:value="8.53" calcext:value-type="float">
            <text:p>8.53</text:p>
          </table:table-cell>
          <table:table-cell office:value-type="float" office:value="0.47" calcext:value-type="float">
            <text:p>0.47</text:p>
          </table:table-cell>
          <table:table-cell table:formula="of:=([.C26]*[.D26]+ [.F26]*[.G26]+ [.I26]*[.J26]+ [.L26]*[.M26]+ [.O26]*[.P26]+ [.R26]*[.S26]+ [.U26]*[.V26]+ [.X26]*[.Y26]+ [.AA26]*[.AB26])/([.D26]+[.G26]+[.J26]+[.M26]+[.P26]+[.S26]+[.V26]+[.Y26]+[.AB26])" office:value-type="float" office:value="8.53191489361702" calcext:value-type="float">
            <text:p>8.5319148936</text:p>
          </table:table-cell>
          <table:table-cell table:style-name="ce7" table:formula="of:=(SQRT(ABS([.C26]*[.D26]-[.AD26]*[.D26]))+ SQRT(ABS([.F26]*[.G26]-[.AD26]*[.G26]))+ SQRT(ABS([.I26]*[.J26]-[.AD26]*[.J26]))+ SQRT(ABS([.L26]*[.M26]-[.AD26]*[.M26]))+ SQRT(ABS([.O26]*[.P26]-[.AD26]*[.P26]))+ SQRT(ABS([.R26]*[.S26]-[.AD26]*[.S26]))+ SQRT(ABS([.U26]*[.V26]-[.AD26]*[.V26]))+ SQRT(ABS([.X26]*[.Y26]-[.AD26]*[.Y26]))+ SQRT(ABS([.AA26]*[.AB26]-[.AD26]*[.AB26])))/([.D26]+[.G26]+[.J26]+[.M26]+[.P26]+[.S26]+[.V26]+[.Y26]+[.AB26])" office:value-type="float" office:value="0.47268411812892" calcext:value-type="float">
            <text:p>0.472684118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hawaiiShirt</text:p>
          </table:table-cell>
          <table:table-cell office:value-type="string" calcext:value-type="string">
            <text:p>Hawaii shirt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waiian shir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ower shir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waiin shir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12.62" calcext:value-type="float">
            <text:p>12.62</text:p>
          </table:table-cell>
          <table:table-cell office:value-type="float" office:value="0.46" calcext:value-type="float">
            <text:p>0.46</text:p>
          </table:table-cell>
          <table:table-cell table:formula="of:=([.C27]*[.D27]+ [.F27]*[.G27]+ [.I27]*[.J27]+ [.L27]*[.M27]+ [.O27]*[.P27]+ [.R27]*[.S27]+ [.U27]*[.V27]+ [.X27]*[.Y27]+ [.AA27]*[.AB27])/([.D27]+[.G27]+[.J27]+[.M27]+[.P27]+[.S27]+[.V27]+[.Y27]+[.AB27])" office:value-type="float" office:value="12.6153846153846" calcext:value-type="float">
            <text:p>12.6153846154</text:p>
          </table:table-cell>
          <table:table-cell table:style-name="ce7" table:formula="of:=(SQRT(ABS([.C27]*[.D27]-[.AD27]*[.D27]))+ SQRT(ABS([.F27]*[.G27]-[.AD27]*[.G27]))+ SQRT(ABS([.I27]*[.J27]-[.AD27]*[.J27]))+ SQRT(ABS([.L27]*[.M27]-[.AD27]*[.M27]))+ SQRT(ABS([.O27]*[.P27]-[.AD27]*[.P27]))+ SQRT(ABS([.R27]*[.S27]-[.AD27]*[.S27]))+ SQRT(ABS([.U27]*[.V27]-[.AD27]*[.V27]))+ SQRT(ABS([.X27]*[.Y27]-[.AD27]*[.Y27]))+ SQRT(ABS([.AA27]*[.AB27]-[.AD27]*[.AB27])))/([.D27]+[.G27]+[.J27]+[.M27]+[.P27]+[.S27]+[.V27]+[.Y27]+[.AB27])" office:value-type="float" office:value="0.463921433808477" calcext:value-type="float">
            <text:p>0.46392143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hummingbird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umming bir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mmin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10.08" calcext:value-type="float">
            <text:p>10.08</text:p>
          </table:table-cell>
          <table:table-cell office:value-type="float" office:value="0.5" calcext:value-type="float">
            <text:p>0.5</text:p>
          </table:table-cell>
          <table:table-cell table:formula="of:=([.C28]*[.D28]+ [.F28]*[.G28]+ [.I28]*[.J28]+ [.L28]*[.M28]+ [.O28]*[.P28]+ [.R28]*[.S28]+ [.U28]*[.V28]+ [.X28]*[.Y28]+ [.AA28]*[.AB28])/([.D28]+[.G28]+[.J28]+[.M28]+[.P28]+[.S28]+[.V28]+[.Y28]+[.AB28])" office:value-type="float" office:value="10.0833333333333" calcext:value-type="float">
            <text:p>10.0833333333</text:p>
          </table:table-cell>
          <table:table-cell table:style-name="ce7" table:formula="of:=(SQRT(ABS([.C28]*[.D28]-[.AD28]*[.D28]))+ SQRT(ABS([.F28]*[.G28]-[.AD28]*[.G28]))+ SQRT(ABS([.I28]*[.J28]-[.AD28]*[.J28]))+ SQRT(ABS([.L28]*[.M28]-[.AD28]*[.M28]))+ SQRT(ABS([.O28]*[.P28]-[.AD28]*[.P28]))+ SQRT(ABS([.R28]*[.S28]-[.AD28]*[.S28]))+ SQRT(ABS([.U28]*[.V28]-[.AD28]*[.V28]))+ SQRT(ABS([.X28]*[.Y28]-[.AD28]*[.Y28]))+ SQRT(ABS([.AA28]*[.AB28]-[.AD28]*[.AB28])))/([.D28]+[.G28]+[.J28]+[.M28]+[.P28]+[.S28]+[.V28]+[.Y28]+[.AB28])" office:value-type="float" office:value="0.503547853123768" calcext:value-type="float">
            <text:p>0.5035478531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husk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sk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4.68" calcext:value-type="float">
            <text:p>4.68</text:p>
          </table:table-cell>
          <table:table-cell office:value-type="float" office:value="0.22" calcext:value-type="float">
            <text:p>0.22</text:p>
          </table:table-cell>
          <table:table-cell table:formula="of:=([.C29]*[.D29]+ [.F29]*[.G29]+ [.I29]*[.J29]+ [.L29]*[.M29]+ [.O29]*[.P29]+ [.R29]*[.S29]+ [.U29]*[.V29]+ [.X29]*[.Y29]+ [.AA29]*[.AB29])/([.D29]+[.G29]+[.J29]+[.M29]+[.P29]+[.S29]+[.V29]+[.Y29]+[.AB29])" office:value-type="float" office:value="4.67741935483871" calcext:value-type="float">
            <text:p>4.6774193548</text:p>
          </table:table-cell>
          <table:table-cell table:style-name="ce7" table:formula="of:=(SQRT(ABS([.C29]*[.D29]-[.AD29]*[.D29]))+ SQRT(ABS([.F29]*[.G29]-[.AD29]*[.G29]))+ SQRT(ABS([.I29]*[.J29]-[.AD29]*[.J29]))+ SQRT(ABS([.L29]*[.M29]-[.AD29]*[.M29]))+ SQRT(ABS([.O29]*[.P29]-[.AD29]*[.P29]))+ SQRT(ABS([.R29]*[.S29]-[.AD29]*[.S29]))+ SQRT(ABS([.U29]*[.V29]-[.AD29]*[.V29]))+ SQRT(ABS([.X29]*[.Y29]-[.AD29]*[.Y29]))+ SQRT(ABS([.AA29]*[.AB29]-[.AD29]*[.AB29])))/([.D29]+[.G29]+[.J29]+[.M29]+[.P29]+[.S29]+[.V29]+[.Y29]+[.AB29])" office:value-type="float" office:value="0.219798703557498" calcext:value-type="float">
            <text:p>0.219798703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jellyBeans</text:p>
          </table:table-cell>
          <table:table-cell office:value-type="string" calcext:value-type="string">
            <text:p>jellybean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lly bean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l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 be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ll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llybea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4"/>
          <table:table-cell table:style-name="ce9" office:value-type="float" office:value="9.34" calcext:value-type="float">
            <text:p>9.34</text:p>
          </table:table-cell>
          <table:table-cell office:value-type="float" office:value="0.44" calcext:value-type="float">
            <text:p>0.44</text:p>
          </table:table-cell>
          <table:table-cell table:formula="of:=([.C30]*[.D30]+ [.F30]*[.G30]+ [.I30]*[.J30]+ [.L30]*[.M30]+ [.O30]*[.P30]+ [.R30]*[.S30]+ [.U30]*[.V30]+ [.X30]*[.Y30]+ [.AA30]*[.AB30])/([.D30]+[.G30]+[.J30]+[.M30]+[.P30]+[.S30]+[.V30]+[.Y30]+[.AB30])" office:value-type="float" office:value="9.34090909090909" calcext:value-type="float">
            <text:p>9.3409090909</text:p>
          </table:table-cell>
          <table:table-cell table:style-name="ce7" table:formula="of:=(SQRT(ABS([.C30]*[.D30]-[.AD30]*[.D30]))+ SQRT(ABS([.F30]*[.G30]-[.AD30]*[.G30]))+ SQRT(ABS([.I30]*[.J30]-[.AD30]*[.J30]))+ SQRT(ABS([.L30]*[.M30]-[.AD30]*[.M30]))+ SQRT(ABS([.O30]*[.P30]-[.AD30]*[.P30]))+ SQRT(ABS([.R30]*[.S30]-[.AD30]*[.S30]))+ SQRT(ABS([.U30]*[.V30]-[.AD30]*[.V30]))+ SQRT(ABS([.X30]*[.Y30]-[.AD30]*[.Y30]))+ SQRT(ABS([.AA30]*[.AB30]-[.AD30]*[.AB30])))/([.D30]+[.G30]+[.J30]+[.M30]+[.P30]+[.S30]+[.V30]+[.Y30]+[.AB30])" office:value-type="float" office:value="0.435676441217055" calcext:value-type="float">
            <text:p>0.435676441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nMs</text:p>
          </table:table-cell>
          <table:table-cell office:value-type="string" calcext:value-type="string">
            <text:p>M&amp;Ms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 and 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&amp;m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 &amp; 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ttl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 and m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 &amp; 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.41" calcext:value-type="float">
            <text:p>4.41</text:p>
          </table:table-cell>
          <table:table-cell office:value-type="float" office:value="0.49" calcext:value-type="float">
            <text:p>0.49</text:p>
          </table:table-cell>
          <table:table-cell table:formula="of:=([.C31]*[.D31]+ [.F31]*[.G31]+ [.I31]*[.J31]+ [.L31]*[.M31]+ [.O31]*[.P31]+ [.R31]*[.S31]+ [.U31]*[.V31]+ [.X31]*[.Y31]+ [.AA31]*[.AB31])/([.D31]+[.G31]+[.J31]+[.M31]+[.P31]+[.S31]+[.V31]+[.Y31]+[.AB31])" office:value-type="float" office:value="4.40909090909091" calcext:value-type="float">
            <text:p>4.4090909091</text:p>
          </table:table-cell>
          <table:table-cell table:style-name="ce7" table:formula="of:=(SQRT(ABS([.C31]*[.D31]-[.AD31]*[.D31]))+ SQRT(ABS([.F31]*[.G31]-[.AD31]*[.G31]))+ SQRT(ABS([.I31]*[.J31]-[.AD31]*[.J31]))+ SQRT(ABS([.L31]*[.M31]-[.AD31]*[.M31]))+ SQRT(ABS([.O31]*[.P31]-[.AD31]*[.P31]))+ SQRT(ABS([.R31]*[.S31]-[.AD31]*[.S31]))+ SQRT(ABS([.U31]*[.V31]-[.AD31]*[.V31]))+ SQRT(ABS([.X31]*[.Y31]-[.AD31]*[.Y31]))+ SQRT(ABS([.AA31]*[.AB31]-[.AD31]*[.AB31])))/([.D31]+[.G31]+[.J31]+[.M31]+[.P31]+[.S31]+[.V31]+[.Y31]+[.AB31])" office:value-type="float" office:value="0.493603869119306" calcext:value-type="float">
            <text:p>0.4936038691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minivan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i v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5.71" calcext:value-type="float">
            <text:p>5.71</text:p>
          </table:table-cell>
          <table:table-cell office:value-type="float" office:value="0.27" calcext:value-type="float">
            <text:p>0.27</text:p>
          </table:table-cell>
          <table:table-cell table:formula="of:=([.C32]*[.D32]+ [.F32]*[.G32]+ [.I32]*[.J32]+ [.L32]*[.M32]+ [.O32]*[.P32]+ [.R32]*[.S32]+ [.U32]*[.V32]+ [.X32]*[.Y32]+ [.AA32]*[.AB32])/([.D32]+[.G32]+[.J32]+[.M32]+[.P32]+[.S32]+[.V32]+[.Y32]+[.AB32])" office:value-type="float" office:value="5.71052631578947" calcext:value-type="float">
            <text:p>5.7105263158</text:p>
          </table:table-cell>
          <table:table-cell table:style-name="ce7" table:formula="of:=(SQRT(ABS([.C32]*[.D32]-[.AD32]*[.D32]))+ SQRT(ABS([.F32]*[.G32]-[.AD32]*[.G32]))+ SQRT(ABS([.I32]*[.J32]-[.AD32]*[.J32]))+ SQRT(ABS([.L32]*[.M32]-[.AD32]*[.M32]))+ SQRT(ABS([.O32]*[.P32]-[.AD32]*[.P32]))+ SQRT(ABS([.R32]*[.S32]-[.AD32]*[.S32]))+ SQRT(ABS([.U32]*[.V32]-[.AD32]*[.V32]))+ SQRT(ABS([.X32]*[.Y32]-[.AD32]*[.Y32]))+ SQRT(ABS([.AA32]*[.AB32]-[.AD32]*[.AB32])))/([.D32]+[.G32]+[.J32]+[.M32]+[.P32]+[.S32]+[.V32]+[.Y32]+[.AB32])" office:value-type="float" office:value="0.271708518518015" calcext:value-type="float">
            <text:p>0.271708518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andaBear</text:p>
          </table:table-cell>
          <table:table-cell office:value-type="string" calcext:value-type="string">
            <text:p>Panda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da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5.48" calcext:value-type="float">
            <text:p>5.48</text:p>
          </table:table-cell>
          <table:table-cell office:value-type="float" office:value="0.2" calcext:value-type="float">
            <text:p>0.2</text:p>
          </table:table-cell>
          <table:table-cell table:formula="of:=([.C33]*[.D33]+ [.F33]*[.G33]+ [.I33]*[.J33]+ [.L33]*[.M33]+ [.O33]*[.P33]+ [.R33]*[.S33]+ [.U33]*[.V33]+ [.X33]*[.Y33]+ [.AA33]*[.AB33])/([.D33]+[.G33]+[.J33]+[.M33]+[.P33]+[.S33]+[.V33]+[.Y33]+[.AB33])" office:value-type="float" office:value="5.47619047619048" calcext:value-type="float">
            <text:p>5.4761904762</text:p>
          </table:table-cell>
          <table:table-cell table:style-name="ce7" table:formula="of:=(SQRT(ABS([.C33]*[.D33]-[.AD33]*[.D33]))+ SQRT(ABS([.F33]*[.G33]-[.AD33]*[.G33]))+ SQRT(ABS([.I33]*[.J33]-[.AD33]*[.J33]))+ SQRT(ABS([.L33]*[.M33]-[.AD33]*[.M33]))+ SQRT(ABS([.O33]*[.P33]-[.AD33]*[.P33]))+ SQRT(ABS([.R33]*[.S33]-[.AD33]*[.S33]))+ SQRT(ABS([.U33]*[.V33]-[.AD33]*[.V33]))+ SQRT(ABS([.X33]*[.Y33]-[.AD33]*[.Y33]))+ SQRT(ABS([.AA33]*[.AB33]-[.AD33]*[.AB33])))/([.D33]+[.G33]+[.J33]+[.M33]+[.P33]+[.S33]+[.V33]+[.Y33]+[.AB33])" office:value-type="float" office:value="0.202925943473962" calcext:value-type="float">
            <text:p>0.2029259435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parrot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rakee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6.14" calcext:value-type="float">
            <text:p>6.14</text:p>
          </table:table-cell>
          <table:table-cell office:value-type="float" office:value="0.13" calcext:value-type="float">
            <text:p>0.13</text:p>
          </table:table-cell>
          <table:table-cell table:formula="of:=([.C34]*[.D34]+ [.F34]*[.G34]+ [.I34]*[.J34]+ [.L34]*[.M34]+ [.O34]*[.P34]+ [.R34]*[.S34]+ [.U34]*[.V34]+ [.X34]*[.Y34]+ [.AA34]*[.AB34])/([.D34]+[.G34]+[.J34]+[.M34]+[.P34]+[.S34]+[.V34]+[.Y34]+[.AB34])" office:value-type="float" office:value="6.13793103448276" calcext:value-type="float">
            <text:p>6.1379310345</text:p>
          </table:table-cell>
          <table:table-cell table:style-name="ce7" table:formula="of:=(SQRT(ABS([.C34]*[.D34]-[.AD34]*[.D34]))+ SQRT(ABS([.F34]*[.G34]-[.AD34]*[.G34]))+ SQRT(ABS([.I34]*[.J34]-[.AD34]*[.J34]))+ SQRT(ABS([.L34]*[.M34]-[.AD34]*[.M34]))+ SQRT(ABS([.O34]*[.P34]-[.AD34]*[.P34]))+ SQRT(ABS([.R34]*[.S34]-[.AD34]*[.S34]))+ SQRT(ABS([.U34]*[.V34]-[.AD34]*[.V34]))+ SQRT(ABS([.X34]*[.Y34]-[.AD34]*[.Y34]))+ SQRT(ABS([.AA34]*[.AB34]-[.AD34]*[.AB34])))/([.D34]+[.G34]+[.J34]+[.M34]+[.P34]+[.S34]+[.V34]+[.Y34]+[.AB34])" office:value-type="float" office:value="0.133550081438653" calcext:value-type="float">
            <text:p>0.133550081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icnicTable</text:p>
          </table:table-cell>
          <table:table-cell office:value-type="string" calcext:value-type="string">
            <text:p>Picnic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icn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cknick tab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 tab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nic benc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9"/>
          <table:table-cell office:value-type="float" office:value="9.73" calcext:value-type="float">
            <text:p>9.73</text:p>
          </table:table-cell>
          <table:table-cell office:value-type="float" office:value="0.58" calcext:value-type="float">
            <text:p>0.58</text:p>
          </table:table-cell>
          <table:table-cell table:formula="of:=([.C35]*[.D35]+ [.F35]*[.G35]+ [.I35]*[.J35]+ [.L35]*[.M35]+ [.O35]*[.P35]+ [.R35]*[.S35]+ [.U35]*[.V35]+ [.X35]*[.Y35]+ [.AA35]*[.AB35])/([.D35]+[.G35]+[.J35]+[.M35]+[.P35]+[.S35]+[.V35]+[.Y35]+[.AB35])" office:value-type="float" office:value="9.72972972972973" calcext:value-type="float">
            <text:p>9.7297297297</text:p>
          </table:table-cell>
          <table:table-cell table:style-name="ce7" table:formula="of:=(SQRT(ABS([.C35]*[.D35]-[.AD35]*[.D35]))+ SQRT(ABS([.F35]*[.G35]-[.AD35]*[.G35]))+ SQRT(ABS([.I35]*[.J35]-[.AD35]*[.J35]))+ SQRT(ABS([.L35]*[.M35]-[.AD35]*[.M35]))+ SQRT(ABS([.O35]*[.P35]-[.AD35]*[.P35]))+ SQRT(ABS([.R35]*[.S35]-[.AD35]*[.S35]))+ SQRT(ABS([.U35]*[.V35]-[.AD35]*[.V35]))+ SQRT(ABS([.X35]*[.Y35]-[.AD35]*[.Y35]))+ SQRT(ABS([.AA35]*[.AB35]-[.AD35]*[.AB35])))/([.D35]+[.G35]+[.J35]+[.M35]+[.P35]+[.S35]+[.V35]+[.Y35]+[.AB35])" office:value-type="float" office:value="0.579299843401813" calcext:value-type="float">
            <text:p>0.5792998434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pigeon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dge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5.87" calcext:value-type="float">
            <text:p>5.87</text:p>
          </table:table-cell>
          <table:table-cell office:value-type="float" office:value="0.22" calcext:value-type="float">
            <text:p>0.22</text:p>
          </table:table-cell>
          <table:table-cell table:formula="of:=([.C36]*[.D36]+ [.F36]*[.G36]+ [.I36]*[.J36]+ [.L36]*[.M36]+ [.O36]*[.P36]+ [.R36]*[.S36]+ [.U36]*[.V36]+ [.X36]*[.Y36]+ [.AA36]*[.AB36])/([.D36]+[.G36]+[.J36]+[.M36]+[.P36]+[.S36]+[.V36]+[.Y36]+[.AB36])" office:value-type="float" office:value="5.86666666666667" calcext:value-type="float">
            <text:p>5.8666666667</text:p>
          </table:table-cell>
          <table:table-cell table:style-name="ce7" table:formula="of:=(SQRT(ABS([.C36]*[.D36]-[.AD36]*[.D36]))+ SQRT(ABS([.F36]*[.G36]-[.AD36]*[.G36]))+ SQRT(ABS([.I36]*[.J36]-[.AD36]*[.J36]))+ SQRT(ABS([.L36]*[.M36]-[.AD36]*[.M36]))+ SQRT(ABS([.O36]*[.P36]-[.AD36]*[.P36]))+ SQRT(ABS([.R36]*[.S36]-[.AD36]*[.S36]))+ SQRT(ABS([.U36]*[.V36]-[.AD36]*[.V36]))+ SQRT(ABS([.X36]*[.Y36]-[.AD36]*[.Y36]))+ SQRT(ABS([.AA36]*[.AB36]-[.AD36]*[.AB36])))/([.D36]+[.G36]+[.J36]+[.M36]+[.P36]+[.S36]+[.V36]+[.Y36]+[.AB36])" office:value-type="float" office:value="0.218404716043706" calcext:value-type="float">
            <text:p>0.218404716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 table:number-columns-repeated="991"/>
        </table:table-row>
        <table:table-row table:style-name="ro1">
          <table:table-cell office:value-type="string" calcext:value-type="string">
            <text:p>polarBear</text:p>
          </table:table-cell>
          <table:table-cell office:value-type="string" calcext:value-type="string">
            <text:p>Polar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la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8.83" calcext:value-type="float">
            <text:p>8.83</text:p>
          </table:table-cell>
          <table:table-cell office:value-type="float" office:value="0.35" calcext:value-type="float">
            <text:p>0.35</text:p>
          </table:table-cell>
          <table:table-cell table:formula="of:=([.C38]*[.D38]+ [.F38]*[.G38]+ [.I38]*[.J38]+ [.L38]*[.M38]+ [.O38]*[.P38]+ [.R38]*[.S38]+ [.U38]*[.V38]+ [.X38]*[.Y38]+ [.AA38]*[.AB38])/([.D38]+[.G38]+[.J38]+[.M38]+[.P38]+[.S38]+[.V38]+[.Y38]+[.AB38])" office:value-type="float" office:value="8.83333333333333" calcext:value-type="float">
            <text:p>8.8333333333</text:p>
          </table:table-cell>
          <table:table-cell table:style-name="ce7" table:formula="of:=(SQRT(ABS([.C38]*[.D38]-[.AD38]*[.D38]))+ SQRT(ABS([.F38]*[.G38]-[.AD38]*[.G38]))+ SQRT(ABS([.I38]*[.J38]-[.AD38]*[.J38]))+ SQRT(ABS([.L38]*[.M38]-[.AD38]*[.M38]))+ SQRT(ABS([.O38]*[.P38]-[.AD38]*[.P38]))+ SQRT(ABS([.R38]*[.S38]-[.AD38]*[.S38]))+ SQRT(ABS([.U38]*[.V38]-[.AD38]*[.V38]))+ SQRT(ABS([.X38]*[.Y38]-[.AD38]*[.Y38]))+ SQRT(ABS([.AA38]*[.AB38]-[.AD38]*[.AB38])))/([.D38]+[.G38]+[.J38]+[.M38]+[.P38]+[.S38]+[.V38]+[.Y38]+[.AB38])" office:value-type="float" office:value="0.345510744204567" calcext:value-type="float">
            <text:p>0.34551074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oloShirt</text:p>
          </table:table-cell>
          <table:table-cell office:value-type="string" calcext:value-type="string">
            <text:p>Polo shir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 shi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6.7" calcext:value-type="float">
            <text:p>6.7</text:p>
          </table:table-cell>
          <table:table-cell office:value-type="float" office:value="0.79" calcext:value-type="float">
            <text:p>0.79</text:p>
          </table:table-cell>
          <table:table-cell table:formula="of:=([.C39]*[.D39]+ [.F39]*[.G39]+ [.I39]*[.J39]+ [.L39]*[.M39]+ [.O39]*[.P39]+ [.R39]*[.S39]+ [.U39]*[.V39]+ [.X39]*[.Y39]+ [.AA39]*[.AB39])/([.D39]+[.G39]+[.J39]+[.M39]+[.P39]+[.S39]+[.V39]+[.Y39]+[.AB39])" office:value-type="float" office:value="6.7" calcext:value-type="float">
            <text:p>6.7</text:p>
          </table:table-cell>
          <table:table-cell table:style-name="ce7" table:formula="of:=(SQRT(ABS([.C39]*[.D39]-[.AD39]*[.D39]))+ SQRT(ABS([.F39]*[.G39]-[.AD39]*[.G39]))+ SQRT(ABS([.I39]*[.J39]-[.AD39]*[.J39]))+ SQRT(ABS([.L39]*[.M39]-[.AD39]*[.M39]))+ SQRT(ABS([.O39]*[.P39]-[.AD39]*[.P39]))+ SQRT(ABS([.R39]*[.S39]-[.AD39]*[.S39]))+ SQRT(ABS([.U39]*[.V39]-[.AD39]*[.V39]))+ SQRT(ABS([.X39]*[.Y39]-[.AD39]*[.Y39]))+ SQRT(ABS([.AA39]*[.AB39]-[.AD39]*[.AB39])))/([.D39]+[.G39]+[.J39]+[.M39]+[.P39]+[.S39]+[.V39]+[.Y39]+[.AB39])" office:value-type="float" office:value="0.785513759659692" calcext:value-type="float">
            <text:p>0.7855137597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pug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3.04" calcext:value-type="float">
            <text:p>3.04</text:p>
          </table:table-cell>
          <table:table-cell office:value-type="float" office:value="0.08" calcext:value-type="float">
            <text:p>0.08</text:p>
          </table:table-cell>
          <table:table-cell table:formula="of:=([.C40]*[.D40]+ [.F40]*[.G40]+ [.I40]*[.J40]+ [.L40]*[.M40]+ [.O40]*[.P40]+ [.R40]*[.S40]+ [.U40]*[.V40]+ [.X40]*[.Y40]+ [.AA40]*[.AB40])/([.D40]+[.G40]+[.J40]+[.M40]+[.P40]+[.S40]+[.V40]+[.Y40]+[.AB40])" office:value-type="float" office:value="3.04347826086957" calcext:value-type="float">
            <text:p>3.0434782609</text:p>
          </table:table-cell>
          <table:table-cell table:style-name="ce7" table:formula="of:=(SQRT(ABS([.C40]*[.D40]-[.AD40]*[.D40]))+ SQRT(ABS([.F40]*[.G40]-[.AD40]*[.G40]))+ SQRT(ABS([.I40]*[.J40]-[.AD40]*[.J40]))+ SQRT(ABS([.L40]*[.M40]-[.AD40]*[.M40]))+ SQRT(ABS([.O40]*[.P40]-[.AD40]*[.P40]))+ SQRT(ABS([.R40]*[.S40]-[.AD40]*[.S40]))+ SQRT(ABS([.U40]*[.V40]-[.AD40]*[.V40]))+ SQRT(ABS([.X40]*[.Y40]-[.AD40]*[.Y40]))+ SQRT(ABS([.AA40]*[.AB40]-[.AD40]*[.AB40])))/([.D40]+[.G40]+[.J40]+[.M40]+[.P40]+[.S40]+[.V40]+[.Y40]+[.AB40])" office:value-type="float" office:value="0.083386045612085" calcext:value-type="float">
            <text:p>0.0833860456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C41]*[.D41]+ [.F41]*[.G41]+ [.I41]*[.J41]+ [.L41]*[.M41]+ [.O41]*[.P41]+ [.R41]*[.S41]+ [.U41]*[.V41]+ [.X41]*[.Y41]+ [.AA41]*[.AB41])/([.D41]+[.G41]+[.J41]+[.M41]+[.P41]+[.S41]+[.V41]+[.Y41]+[.AB41])" office:value-type="float" office:value="4" calcext:value-type="float">
            <text:p>4</text:p>
          </table:table-cell>
          <table:table-cell table:style-name="ce7" table:formula="of:=(SQRT(ABS([.C41]*[.D41]-[.AD41]*[.D41]))+ SQRT(ABS([.F41]*[.G41]-[.AD41]*[.G41]))+ SQRT(ABS([.I41]*[.J41]-[.AD41]*[.J41]))+ SQRT(ABS([.L41]*[.M41]-[.AD41]*[.M41]))+ SQRT(ABS([.O41]*[.P41]-[.AD41]*[.P41]))+ SQRT(ABS([.R41]*[.S41]-[.AD41]*[.S41]))+ SQRT(ABS([.U41]*[.V41]-[.AD41]*[.V41]))+ SQRT(ABS([.X41]*[.Y41]-[.AD41]*[.Y41]))+ SQRT(ABS([.AA41]*[.AB41]-[.AD41]*[.AB41])))/([.D41]+[.G41]+[.J41]+[.M41]+[.P41]+[.S41]+[.V41]+[.Y41]+[.AB41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shir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42]*[.D42]+ [.F42]*[.G42]+ [.I42]*[.J42]+ [.L42]*[.M42]+ [.O42]*[.P42]+ [.R42]*[.S42]+ [.U42]*[.V42]+ [.X42]*[.Y42]+ [.AA42]*[.AB42])/([.D42]+[.G42]+[.J42]+[.M42]+[.P42]+[.S42]+[.V42]+[.Y42]+[.AB42])" office:value-type="float" office:value="5" calcext:value-type="float">
            <text:p>5</text:p>
          </table:table-cell>
          <table:table-cell table:style-name="ce7" table:formula="of:=(SQRT(ABS([.C42]*[.D42]-[.AD42]*[.D42]))+ SQRT(ABS([.F42]*[.G42]-[.AD42]*[.G42]))+ SQRT(ABS([.I42]*[.J42]-[.AD42]*[.J42]))+ SQRT(ABS([.L42]*[.M42]-[.AD42]*[.M42]))+ SQRT(ABS([.O42]*[.P42]-[.AD42]*[.P42]))+ SQRT(ABS([.R42]*[.S42]-[.AD42]*[.S42]))+ SQRT(ABS([.U42]*[.V42]-[.AD42]*[.V42]))+ SQRT(ABS([.X42]*[.Y42]-[.AD42]*[.Y42]))+ SQRT(ABS([.AA42]*[.AB42]-[.AD42]*[.AB42])))/([.D42]+[.G42]+[.J42]+[.M42]+[.P42]+[.S42]+[.V42]+[.Y42]+[.AB4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skittles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 &amp; m'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&amp;m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&amp;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 &amp; m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tt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.87" calcext:value-type="float">
            <text:p>6.87</text:p>
          </table:table-cell>
          <table:table-cell office:value-type="float" office:value="0.43" calcext:value-type="float">
            <text:p>0.43</text:p>
          </table:table-cell>
          <table:table-cell table:formula="of:=([.C43]*[.D43]+ [.F43]*[.G43]+ [.I43]*[.J43]+ [.L43]*[.M43]+ [.O43]*[.P43]+ [.R43]*[.S43]+ [.U43]*[.V43]+ [.X43]*[.Y43]+ [.AA43]*[.AB43])/([.D43]+[.G43]+[.J43]+[.M43]+[.P43]+[.S43]+[.V43]+[.Y43]+[.AB43])" office:value-type="float" office:value="6.93333333333333" calcext:value-type="float">
            <text:p>6.9333333333</text:p>
          </table:table-cell>
          <table:table-cell table:style-name="ce7" table:formula="of:=(SQRT(ABS([.C43]*[.D43]-[.AD43]*[.D43]))+ SQRT(ABS([.F43]*[.G43]-[.AD43]*[.G43]))+ SQRT(ABS([.I43]*[.J43]-[.AD43]*[.J43]))+ SQRT(ABS([.L43]*[.M43]-[.AD43]*[.M43]))+ SQRT(ABS([.O43]*[.P43]-[.AD43]*[.P43]))+ SQRT(ABS([.R43]*[.S43]-[.AD43]*[.S43]))+ SQRT(ABS([.U43]*[.V43]-[.AD43]*[.V43]))+ SQRT(ABS([.X43]*[.Y43]-[.AD43]*[.Y43]))+ SQRT(ABS([.AA43]*[.AB43]-[.AD43]*[.AB43])))/([.D43]+[.G43]+[.J43]+[.M43]+[.P43]+[.S43]+[.V43]+[.Y43]+[.AB43])" office:value-type="float" office:value="0.428399815476649" calcext:value-type="float">
            <text:p>0.4283998155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snack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 table:number-columns-repeated="991"/>
        </table:table-row>
        <table:table-row table:style-name="ro1">
          <table:table-cell office:value-type="string" calcext:value-type="string">
            <text:p>sportsCar</text:p>
          </table:table-cell>
          <table:table-cell office:value-type="string" calcext:value-type="string">
            <text:p>Sports c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ort c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9.82" calcext:value-type="float">
            <text:p>9.82</text:p>
          </table:table-cell>
          <table:table-cell office:value-type="float" office:value="0.23" calcext:value-type="float">
            <text:p>0.23</text:p>
          </table:table-cell>
          <table:table-cell table:formula="of:=([.C45]*[.D45]+ [.F45]*[.G45]+ [.I45]*[.J45]+ [.L45]*[.M45]+ [.O45]*[.P45]+ [.R45]*[.S45]+ [.U45]*[.V45]+ [.X45]*[.Y45]+ [.AA45]*[.AB45])/([.D45]+[.G45]+[.J45]+[.M45]+[.P45]+[.S45]+[.V45]+[.Y45]+[.AB45])" office:value-type="float" office:value="9.81818181818182" calcext:value-type="float">
            <text:p>9.8181818182</text:p>
          </table:table-cell>
          <table:table-cell table:style-name="ce7" table:formula="of:=(SQRT(ABS([.C45]*[.D45]-[.AD45]*[.D45]))+ SQRT(ABS([.F45]*[.G45]-[.AD45]*[.G45]))+ SQRT(ABS([.I45]*[.J45]-[.AD45]*[.J45]))+ SQRT(ABS([.L45]*[.M45]-[.AD45]*[.M45]))+ SQRT(ABS([.O45]*[.P45]-[.AD45]*[.P45]))+ SQRT(ABS([.R45]*[.S45]-[.AD45]*[.S45]))+ SQRT(ABS([.U45]*[.V45]-[.AD45]*[.V45]))+ SQRT(ABS([.X45]*[.Y45]-[.AD45]*[.Y45]))+ SQRT(ABS([.AA45]*[.AB45]-[.AD45]*[.AB45])))/([.D45]+[.G45]+[.J45]+[.M45]+[.P45]+[.S45]+[.V45]+[.Y45]+[.AB45])" office:value-type="float" office:value="0.232128823056578" calcext:value-type="float">
            <text:p>0.2321288231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sunflower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nflow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del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8.95" calcext:value-type="float">
            <text:p>8.95</text:p>
          </table:table-cell>
          <table:table-cell office:value-type="float" office:value="0.11" calcext:value-type="float">
            <text:p>0.11</text:p>
          </table:table-cell>
          <table:table-cell table:formula="of:=([.C46]*[.D46]+ [.F46]*[.G46]+ [.I46]*[.J46]+ [.L46]*[.M46]+ [.O46]*[.P46]+ [.R46]*[.S46]+ [.U46]*[.V46]+ [.X46]*[.Y46]+ [.AA46]*[.AB46])/([.D46]+[.G46]+[.J46]+[.M46]+[.P46]+[.S46]+[.V46]+[.Y46]+[.AB46])" office:value-type="float" office:value="8.94736842105263" calcext:value-type="float">
            <text:p>8.9473684211</text:p>
          </table:table-cell>
          <table:table-cell table:style-name="ce7" table:formula="of:=(SQRT(ABS([.C46]*[.D46]-[.AD46]*[.D46]))+ SQRT(ABS([.F46]*[.G46]-[.AD46]*[.G46]))+ SQRT(ABS([.I46]*[.J46]-[.AD46]*[.J46]))+ SQRT(ABS([.L46]*[.M46]-[.AD46]*[.M46]))+ SQRT(ABS([.O46]*[.P46]-[.AD46]*[.P46]))+ SQRT(ABS([.R46]*[.S46]-[.AD46]*[.S46]))+ SQRT(ABS([.U46]*[.V46]-[.AD46]*[.V46]))+ SQRT(ABS([.X46]*[.Y46]-[.AD46]*[.Y46]))+ SQRT(ABS([.AA46]*[.AB46]-[.AD46]*[.AB46])))/([.D46]+[.G46]+[.J46]+[.M46]+[.P46]+[.S46]+[.V46]+[.Y46]+[.AB46])" office:value-type="float" office:value="0.111591614629483" calcext:value-type="float">
            <text:p>0.1115916146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suv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C47]*[.D47]+ [.F47]*[.G47]+ [.I47]*[.J47]+ [.L47]*[.M47]+ [.O47]*[.P47]+ [.R47]*[.S47]+ [.U47]*[.V47]+ [.X47]*[.Y47]+ [.AA47]*[.AB47])/([.D47]+[.G47]+[.J47]+[.M47]+[.P47]+[.S47]+[.V47]+[.Y47]+[.AB47])" office:value-type="float" office:value="3" calcext:value-type="float">
            <text:p>3</text:p>
          </table:table-cell>
          <table:table-cell table:style-name="ce7" table:formula="of:=(SQRT(ABS([.C47]*[.D47]-[.AD47]*[.D47]))+ SQRT(ABS([.F47]*[.G47]-[.AD47]*[.G47]))+ SQRT(ABS([.I47]*[.J47]-[.AD47]*[.J47]))+ SQRT(ABS([.L47]*[.M47]-[.AD47]*[.M47]))+ SQRT(ABS([.O47]*[.P47]-[.AD47]*[.P47]))+ SQRT(ABS([.R47]*[.S47]-[.AD47]*[.S47]))+ SQRT(ABS([.U47]*[.V47]-[.AD47]*[.V47]))+ SQRT(ABS([.X47]*[.Y47]-[.AD47]*[.Y47]))+ SQRT(ABS([.AA47]*[.AB47]-[.AD47]*[.AB47])))/([.D47]+[.G47]+[.J47]+[.M47]+[.P47]+[.S47]+[.V47]+[.Y47]+[.AB47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wordFish</text:p>
          </table:table-cell>
          <table:table-cell office:value-type="string" calcext:value-type="string">
            <text:p>sword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l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 fis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Default"/>
          <table:table-cell table:number-columns-repeated="9"/>
          <table:table-cell office:value-type="float" office:value="8.03" calcext:value-type="float">
            <text:p>8.03</text:p>
          </table:table-cell>
          <table:table-cell office:value-type="float" office:value="0.43" calcext:value-type="float">
            <text:p>0.43</text:p>
          </table:table-cell>
          <table:table-cell table:formula="of:=([.C48]*[.D48]+ [.F48]*[.G48]+ [.I48]*[.J48]+ [.L48]*[.M48]+ [.O48]*[.P48]+ [.R48]*[.S48]+ [.U48]*[.V48]+ [.X48]*[.Y48]+ [.AA48]*[.AB48])/([.D48]+[.G48]+[.J48]+[.M48]+[.P48]+[.S48]+[.V48]+[.Y48]+[.AB48])" office:value-type="float" office:value="8.03225806451613" calcext:value-type="float">
            <text:p>8.0322580645</text:p>
          </table:table-cell>
          <table:table-cell table:style-name="ce7" table:formula="of:=(SQRT(ABS([.C48]*[.D48]-[.AD48]*[.D48]))+ SQRT(ABS([.F48]*[.G48]-[.AD48]*[.G48]))+ SQRT(ABS([.I48]*[.J48]-[.AD48]*[.J48]))+ SQRT(ABS([.L48]*[.M48]-[.AD48]*[.M48]))+ SQRT(ABS([.O48]*[.P48]-[.AD48]*[.P48]))+ SQRT(ABS([.R48]*[.S48]-[.AD48]*[.S48]))+ SQRT(ABS([.U48]*[.V48]-[.AD48]*[.V48]))+ SQRT(ABS([.X48]*[.Y48]-[.AD48]*[.Y48]))+ SQRT(ABS([.AA48]*[.AB48]-[.AD48]*[.AB48])))/([.D48]+[.G48]+[.J48]+[.M48]+[.P48]+[.S48]+[.V48]+[.Y48]+[.AB48])" office:value-type="float" office:value="0.434053561286386" calcext:value-type="float">
            <text:p>0.434053561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T-Shirt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hi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9"/>
          <table:table-cell office:value-type="float" office:value="6.36" calcext:value-type="float">
            <text:p>6.36</text:p>
          </table:table-cell>
          <table:table-cell office:value-type="float" office:value="0.48" calcext:value-type="float">
            <text:p>0.48</text:p>
          </table:table-cell>
          <table:table-cell table:formula="of:=([.C49]*[.D49]+ [.F49]*[.G49]+ [.I49]*[.J49]+ [.L49]*[.M49]+ [.O49]*[.P49]+ [.R49]*[.S49]+ [.U49]*[.V49]+ [.X49]*[.Y49]+ [.AA49]*[.AB49])/([.D49]+[.G49]+[.J49]+[.M49]+[.P49]+[.S49]+[.V49]+[.Y49]+[.AB49])" office:value-type="float" office:value="6.36363636363636" calcext:value-type="float">
            <text:p>6.3636363636</text:p>
          </table:table-cell>
          <table:table-cell table:style-name="ce7" table:formula="of:=(SQRT(ABS([.C49]*[.D49]-[.AD49]*[.D49]))+ SQRT(ABS([.F49]*[.G49]-[.AD49]*[.G49]))+ SQRT(ABS([.I49]*[.J49]-[.AD49]*[.J49]))+ SQRT(ABS([.L49]*[.M49]-[.AD49]*[.M49]))+ SQRT(ABS([.O49]*[.P49]-[.AD49]*[.P49]))+ SQRT(ABS([.R49]*[.S49]-[.AD49]*[.S49]))+ SQRT(ABS([.U49]*[.V49]-[.AD49]*[.V49]))+ SQRT(ABS([.X49]*[.Y49]-[.AD49]*[.Y49]))+ SQRT(ABS([.AA49]*[.AB49]-[.AD49]*[.AB49])))/([.D49]+[.G49]+[.J49]+[.M49]+[.P49]+[.S49]+[.V49]+[.Y49]+[.AB49])" office:value-type="float" office:value="0.483197034596186" calcext:value-type="float">
            <text:p>0.4831970346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4.99" calcext:value-type="float">
            <text:p>4.99</text:p>
          </table:table-cell>
          <table:table-cell office:value-type="float" office:value="0.02" calcext:value-type="float">
            <text:p>0.02</text:p>
          </table:table-cell>
          <table:table-cell table:formula="of:=([.C50]*[.D50]+ [.F50]*[.G50]+ [.I50]*[.J50]+ [.L50]*[.M50]+ [.O50]*[.P50]+ [.R50]*[.S50]+ [.U50]*[.V50]+ [.X50]*[.Y50]+ [.AA50]*[.AB50])/([.D50]+[.G50]+[.J50]+[.M50]+[.P50]+[.S50]+[.V50]+[.Y50]+[.AB50])" office:value-type="float" office:value="4.99115044247788" calcext:value-type="float">
            <text:p>4.9911504425</text:p>
          </table:table-cell>
          <table:table-cell table:style-name="ce7" table:formula="of:=(SQRT(ABS([.C50]*[.D50]-[.AD50]*[.D50]))+ SQRT(ABS([.F50]*[.G50]-[.AD50]*[.G50]))+ SQRT(ABS([.I50]*[.J50]-[.AD50]*[.J50]))+ SQRT(ABS([.L50]*[.M50]-[.AD50]*[.M50]))+ SQRT(ABS([.O50]*[.P50]-[.AD50]*[.P50]))+ SQRT(ABS([.R50]*[.S50]-[.AD50]*[.S50]))+ SQRT(ABS([.U50]*[.V50]-[.AD50]*[.V50]))+ SQRT(ABS([.X50]*[.Y50]-[.AD50]*[.Y50]))+ SQRT(ABS([.AA50]*[.AB50]-[.AD50]*[.AB50])))/([.D50]+[.G50]+[.J50]+[.M50]+[.P50]+[.S50]+[.V50]+[.Y50]+[.AB50])" office:value-type="float" office:value="0.018170689925066" calcext:value-type="float">
            <text:p>0.0181706899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tulip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2"/>
          <table:table-cell table:style-name="Default"/>
          <table:table-cell table:number-columns-repeated="9"/>
          <table:table-cell office:value-type="float" office:value="4.39" calcext:value-type="float">
            <text:p>4.39</text:p>
          </table:table-cell>
          <table:table-cell office:value-type="float" office:value="0.18" calcext:value-type="float">
            <text:p>0.18</text:p>
          </table:table-cell>
          <table:table-cell table:formula="of:=([.C51]*[.D51]+ [.F51]*[.G51]+ [.I51]*[.J51]+ [.L51]*[.M51]+ [.O51]*[.P51]+ [.R51]*[.S51]+ [.U51]*[.V51]+ [.X51]*[.Y51]+ [.AA51]*[.AB51])/([.D51]+[.G51]+[.J51]+[.M51]+[.P51]+[.S51]+[.V51]+[.Y51]+[.AB51])" office:value-type="float" office:value="4.38709677419355" calcext:value-type="float">
            <text:p>4.3870967742</text:p>
          </table:table-cell>
          <table:table-cell table:style-name="ce7" table:formula="of:=(SQRT(ABS([.C51]*[.D51]-[.AD51]*[.D51]))+ SQRT(ABS([.F51]*[.G51]-[.AD51]*[.G51]))+ SQRT(ABS([.I51]*[.J51]-[.AD51]*[.J51]))+ SQRT(ABS([.L51]*[.M51]-[.AD51]*[.M51]))+ SQRT(ABS([.O51]*[.P51]-[.AD51]*[.P51]))+ SQRT(ABS([.R51]*[.S51]-[.AD51]*[.S51]))+ SQRT(ABS([.U51]*[.V51]-[.AD51]*[.V51]))+ SQRT(ABS([.X51]*[.Y51]-[.AD51]*[.Y51]))+ SQRT(ABS([.AA51]*[.AB51]-[.AD51]*[.AB51])))/([.D51]+[.G51]+[.J51]+[.M51]+[.P51]+[.S51]+[.V51]+[.Y51]+[.AB51])" office:value-type="float" office:value="0.175086495788935" calcext:value-type="float">
            <text:p>0.1750864958</text:p>
          </table:table-cell>
          <table:table-cell table:number-columns-repeated="991"/>
        </table:table-row>
        <table:table-row table:style-name="ro1">
          <table:table-cell table:number-columns-repeated="2" office:value-type="string" calcext:value-type="string">
            <text:p>vehicle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5"/>
          <table:table-cell table:style-name="Default"/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C52]*[.D52]+ [.F52]*[.G52]+ [.I52]*[.J52]+ [.L52]*[.M52]+ [.O52]*[.P52]+ [.R52]*[.S52]+ [.U52]*[.V52]+ [.X52]*[.Y52]+ [.AA52]*[.AB52])/([.D52]+[.G52]+[.J52]+[.M52]+[.P52]+[.S52]+[.V52]+[.Y52]+[.AB52])" office:value-type="float" office:value="7" calcext:value-type="float">
            <text:p>7</text:p>
          </table:table-cell>
          <table:table-cell table:style-name="ce7" table:formula="of:=(SQRT(ABS([.C52]*[.D52]-[.AD52]*[.D52]))+ SQRT(ABS([.F52]*[.G52]-[.AD52]*[.G52]))+ SQRT(ABS([.I52]*[.J52]-[.AD52]*[.J52]))+ SQRT(ABS([.L52]*[.M52]-[.AD52]*[.M52]))+ SQRT(ABS([.O52]*[.P52]-[.AD52]*[.P52]))+ SQRT(ABS([.R52]*[.S52]-[.AD52]*[.S52]))+ SQRT(ABS([.U52]*[.V52]-[.AD52]*[.V52]))+ SQRT(ABS([.X52]*[.Y52]-[.AD52]*[.Y52]))+ SQRT(ABS([.AA52]*[.AB52]-[.AD52]*[.AB52])))/([.D52]+[.G52]+[.J52]+[.M52]+[.P52]+[.S52]+[.V52]+[.Y52]+[.AB52])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6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34:23.286069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17:20.161950811</meta:creation-date>
    <dc:date>2016-06-24T15:40:31.567121815</dc:date>
    <meta:editing-duration>PT4H20M59S</meta:editing-duration>
    <meta:editing-cycles>13</meta:editing-cycles>
    <meta:generator>LibreOffice/4.2.8.2$Linux_X86_64 LibreOffice_project/420m0$Build-2</meta:generator>
    <meta:document-statistic meta:table-count="1" meta:cell-count="733" meta:object-count="0"/>
  </office:meta>
</office:document-meta>
</file>